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A000001337BB1967D326A80F2.png" manifest:media-type="image/png"/>
  <manifest:file-entry manifest:full-path="Pictures/200000C60000138E0000083CE52552DECE13B6F4.wmf" manifest:media-type="image/x-wmf"/>
  <manifest:file-entry manifest:full-path="Pictures/1000500100000BD10000192181E180F9B6E0BFEC.svg" manifest:media-type="image/svg+xml"/>
  <manifest:file-entry manifest:full-path="Pictures/10006A3100000BD1000017A4B6095D08808B5404.svg" manifest:media-type="image/svg+xml"/>
  <manifest:file-entry manifest:full-path="Pictures/100002010000009A000001479A9F07D397023815.png" manifest:media-type="image/png"/>
  <manifest:file-entry manifest:full-path="Pictures/10000201000004B000000322B1F60FC755CD8DF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69cm" svg:y="3.48cm">
          <draw:image xlink:href="Pictures/10000201000004B000000322B1F60FC755CD8DF8.png" xlink:type="simple" xlink:show="embed" xlink:actuate="onLoad">
            <text:p/>
          </draw:image>
        </draw:frame>
        <draw:frame draw:style-name="gr2" draw:text-style-name="P2" draw:layer="layout" svg:width="1.058cm" svg:height="0.445cm" draw:transform="rotate (2.30348554678212) translate (6.353cm 5.623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2" draw:layer="layout" svg:width="1.058cm" svg:height="0.445cm" draw:transform="rotate (2.25636165697827) translate (8.914cm 8.625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2" draw:layer="layout" svg:width="1.058cm" svg:height="0.445cm" draw:transform="rotate (2.24536608269071) translate (11.573cm 11.683cm)">
          <draw:image xlink:href="Pictures/200000C60000138E0000083CE52552DECE13B6F4.wmf" xlink:type="simple" xlink:show="embed" xlink:actuate="onLoad">
            <text:p/>
          </draw:image>
        </draw:frame>
        <draw:line draw:style-name="gr3" draw:text-style-name="P2" draw:layer="layout" svg:x1="11.014cm" svg:y1="10.86cm" svg:x2="9.045cm" svg:y2="8.553cm">
          <text:p/>
        </draw:line>
        <draw:line draw:style-name="gr3" draw:text-style-name="P2" draw:layer="layout" svg:x1="8.368cm" svg:y1="7.845cm" svg:x2="6.368cm" svg:y2="5.476cm">
          <text:p/>
        </draw:line>
        <draw:line draw:style-name="gr3" draw:text-style-name="P2" draw:layer="layout" svg:x1="5.784cm" svg:y1="4.646cm" svg:x2="4.676cm" svg:y2="3.6cm">
          <text:p/>
        </draw:line>
        <draw:frame draw:style-name="gr2" draw:text-style-name="P2" draw:layer="layout" svg:width="1.058cm" svg:height="0.445cm" draw:transform="rotate (2.24536608269071) translate (14.22cm 14.729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2" draw:layer="layout" svg:width="1.058cm" svg:height="0.445cm" draw:transform="rotate (2.24536608269071) translate (16.919cm 17.59cm)">
          <draw:image xlink:href="Pictures/200000C60000138E0000083CE52552DECE13B6F4.wmf" xlink:type="simple" xlink:show="embed" xlink:actuate="onLoad">
            <text:p/>
          </draw:image>
        </draw:frame>
        <draw:line draw:style-name="gr3" draw:text-style-name="P2" draw:layer="layout" svg:x1="13.69cm" svg:y1="13.906cm" svg:x2="11.569cm" svg:y2="11.539cm">
          <text:p/>
        </draw:line>
        <draw:line draw:style-name="gr3" draw:text-style-name="P2" draw:layer="layout" svg:x1="16.336cm" svg:y1="16.798cm" svg:x2="14.247cm" svg:y2="14.617cm">
          <text:p/>
        </draw:line>
        <draw:line draw:style-name="gr3" draw:text-style-name="P2" draw:layer="layout" svg:x1="21.351cm" svg:y1="17.444cm" svg:x2="9.663cm" svg:y2="3.603cm">
          <text:p/>
        </draw:line>
        <draw:frame draw:style-name="gr1" draw:text-style-name="P1" draw:layer="layout" svg:width="0.65cm" svg:height="1.4cm" svg:x="5.072cm" svg:y="4.045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  <draw:frame draw:style-name="gr1" draw:text-style-name="P1" draw:layer="layout" svg:width="0.65cm" svg:height="1.4cm" svg:x="14.518cm" svg:y="14.245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  <draw:path draw:style-name="gr4" draw:text-style-name="P2" draw:layer="layout" svg:width="18cm" svg:height="1.352cm" draw:transform="skewX (7.64579824557548E-017) rotate (-0.925548102332593) translate (8.06426148369723cm 2.72409831004272cm)" svg:viewBox="0 0 18001 1353" svg:d="M0 1353c11932-453 18001-1353 18001-1353">
          <text:p/>
        </draw:path>
        <draw:frame draw:style-name="gr1" draw:text-style-name="P1" draw:layer="layout" svg:width="0.69cm" svg:height="1.4cm" svg:x="10.979cm" svg:y="3.927cm">
          <draw:image xlink:href="Pictures/10006A3100000BD1000017A4B6095D08808B5404.svg" xlink:type="simple" xlink:show="embed" xlink:actuate="onLoad">
            <text:p/>
          </draw:image>
          <draw:image xlink:href="Pictures/100002010000009A000001337BB1967D326A80F2.png" xlink:type="simple" xlink:show="embed" xlink:actuate="onLoad"/>
        </draw:frame>
        <draw:frame draw:style-name="gr1" draw:text-style-name="P1" draw:layer="layout" svg:width="0.69cm" svg:height="1.4cm" svg:x="13.318cm" svg:y="6.743cm">
          <draw:image xlink:href="Pictures/10006A3100000BD1000017A4B6095D08808B5404.svg" xlink:type="simple" xlink:show="embed" xlink:actuate="onLoad">
            <text:p/>
          </draw:image>
          <draw:image xlink:href="Pictures/100002010000009A000001337BB1967D326A80F2.png" xlink:type="simple" xlink:show="embed" xlink:actuate="onLoad"/>
        </draw:frame>
        <draw:frame draw:style-name="gr1" draw:text-style-name="P1" draw:layer="layout" svg:width="0.69cm" svg:height="1.4cm" svg:x="15.719cm" svg:y="9.405cm">
          <draw:image xlink:href="Pictures/10006A3100000BD1000017A4B6095D08808B5404.svg" xlink:type="simple" xlink:show="embed" xlink:actuate="onLoad">
            <text:p/>
          </draw:image>
          <draw:image xlink:href="Pictures/100002010000009A000001337BB1967D326A80F2.png" xlink:type="simple" xlink:show="embed" xlink:actuate="onLoad"/>
        </draw:frame>
        <draw:frame draw:style-name="gr1" draw:text-style-name="P1" draw:layer="layout" svg:width="0.69cm" svg:height="1.4cm" svg:x="18.12cm" svg:y="12.314cm">
          <draw:image xlink:href="Pictures/10006A3100000BD1000017A4B6095D08808B5404.svg" xlink:type="simple" xlink:show="embed" xlink:actuate="onLoad">
            <text:p/>
          </draw:image>
          <draw:image xlink:href="Pictures/100002010000009A000001337BB1967D326A80F2.png" xlink:type="simple" xlink:show="embed" xlink:actuate="onLoad"/>
        </draw:frame>
        <draw:frame draw:style-name="gr1" draw:text-style-name="P1" draw:layer="layout" svg:width="0.69cm" svg:height="1.4cm" svg:x="20.737cm" svg:y="15.407cm">
          <draw:image xlink:href="Pictures/10006A3100000BD1000017A4B6095D08808B5404.svg" xlink:type="simple" xlink:show="embed" xlink:actuate="onLoad">
            <text:p/>
          </draw:image>
          <draw:image xlink:href="Pictures/100002010000009A000001337BB1967D326A80F2.png" xlink:type="simple" xlink:show="embed" xlink:actuate="onLoad"/>
        </draw:frame>
        <draw:frame draw:style-name="gr1" draw:text-style-name="P1" draw:layer="layout" svg:width="0.65cm" svg:height="1.4cm" svg:x="14.488cm" svg:y="7.647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6:21:13.390940195</meta:creation-date>
    <dc:date>2019-08-29T07:06:33.546604402</dc:date>
    <meta:editing-duration>PT14H17M53S</meta:editing-duration>
    <meta:editing-cycles>2</meta:editing-cycles>
    <meta:generator>LibreOffice/5.4.5.1$MacOSX_X86_64 LibreOffice_project/79c9829dd5d8054ec39a82dc51cd9eff340dbee8</meta:generator>
    <meta:document-statistic meta:object-count="21"/>
  </office:meta>
</office:document-meta>
</file>